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F5137F19.png" manifest:media-type="image/png"/>
  <manifest:file-entry manifest:full-path="Pictures/100002010000008000000080B7D8BA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3" style:family="table">
      <style:table-properties style:width="7.0715in" fo:margin-left="0in" fo:margin-right="0.1965in" table:align="margins" style:writing-mode="lr-tb"/>
    </style:style>
    <style:style style:name="Table3.A" style:family="table-column">
      <style:table-column-properties style:column-width="7.0715in" style:rel-column-width="65535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0715in" fo:margin-left="0in" fo:margin-right="0.1965in" table:align="margins" style:writing-mode="lr-tb"/>
    </style:style>
    <style:style style:name="Table1.A" style:family="table-column">
      <style:table-column-properties style:column-width="1.9056in" style:rel-column-width="17659*"/>
    </style:style>
    <style:style style:name="Table1.B" style:family="table-column">
      <style:table-column-properties style:column-width="0.2194in" style:rel-column-width="2033*"/>
    </style:style>
    <style:style style:name="Table1.C" style:family="table-column">
      <style:table-column-properties style:column-width="4.9465in" style:rel-column-width="45843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0715in" fo:margin-left="0in" fo:margin-right="0.1965in" table:align="margins" style:writing-mode="lr-tb"/>
    </style:style>
    <style:style style:name="Table2.A" style:family="table-column">
      <style:table-column-properties style:column-width="1.9056in" style:rel-column-width="17659*"/>
    </style:style>
    <style:style style:name="Table2.B" style:family="table-column">
      <style:table-column-properties style:column-width="5.166in" style:rel-column-width="47876*"/>
    </style:style>
    <style:style style:name="Table2.A1" style:family="table-cell">
      <style:table-cell-properties fo:padding="0in" fo:border="none"/>
    </style:style>
    <style:style style:name="Table7" style:family="table">
      <style:table-properties style:width="7.0715in" fo:margin-left="0in" fo:margin-right="0.1965in" table:align="margins" style:writing-mode="lr-tb"/>
    </style:style>
    <style:style style:name="Table7.A" style:family="table-column">
      <style:table-column-properties style:column-width="1.9056in" style:rel-column-width="17660*"/>
    </style:style>
    <style:style style:name="Table7.B" style:family="table-column">
      <style:table-column-properties style:column-width="5.166in" style:rel-column-width="47875*"/>
    </style:style>
    <style:style style:name="Table7.A1" style:family="table-cell">
      <style:table-cell-properties fo:padding="0in" fo:border="none"/>
    </style:style>
    <style:style style:name="Table7.3" style:family="table-row">
      <style:table-row-properties style:min-row-height="0.3049in"/>
    </style:style>
    <style:style style:name="Table4" style:family="table">
      <style:table-properties style:width="7.0715in" fo:margin-left="0in" fo:margin-right="0.1965in" table:align="margins" style:writing-mode="lr-tb"/>
    </style:style>
    <style:style style:name="Table4.A" style:family="table-column">
      <style:table-column-properties style:column-width="1.9056in" style:rel-column-width="17659*"/>
    </style:style>
    <style:style style:name="Table4.B" style:family="table-column">
      <style:table-column-properties style:column-width="5.166in" style:rel-column-width="47876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0715in" fo:margin-left="0in" fo:margin-right="0.1965in" table:align="margins" style:writing-mode="lr-tb"/>
    </style:style>
    <style:style style:name="Table5.A" style:family="table-column">
      <style:table-column-properties style:column-width="1.9056in" style:rel-column-width="17660*"/>
    </style:style>
    <style:style style:name="Table5.B" style:family="table-column">
      <style:table-column-properties style:column-width="5.166in" style:rel-column-width="4787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7.0715in" fo:margin-left="0in" fo:margin-right="0.1965in" table:align="margins" style:writing-mode="lr-tb"/>
    </style:style>
    <style:style style:name="Table6.A" style:family="table-column">
      <style:table-column-properties style:column-width="1.9056in" style:rel-column-width="17660*"/>
    </style:style>
    <style:style style:name="Table6.B" style:family="table-column">
      <style:table-column-properties style:column-width="5.166in" style:rel-column-width="4787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text-properties officeooo:paragraph-rsid="000aafc1"/>
    </style:style>
    <style:style style:name="P2" style:family="paragraph" style:parent-style-name="Table_20_Contents">
      <style:text-properties officeooo:rsid="000bd179" officeooo:paragraph-rsid="000bd179"/>
    </style:style>
    <style:style style:name="P3" style:family="paragraph" style:parent-style-name="Table_20_Contents">
      <style:text-properties officeooo:rsid="000e5fab" officeooo:paragraph-rsid="000e5fab"/>
    </style:style>
    <style:style style:name="P4" style:family="paragraph" style:parent-style-name="Table_20_Contents">
      <style:text-properties officeooo:rsid="00110ed5" officeooo:paragraph-rsid="00110ed5"/>
    </style:style>
    <style:style style:name="P5" style:family="paragraph" style:parent-style-name="Table_20_Contents">
      <style:text-properties officeooo:rsid="004808d2" officeooo:paragraph-rsid="004808d2"/>
    </style:style>
    <style:style style:name="P6" style:family="paragraph" style:parent-style-name="Table_20_Contents">
      <style:text-properties officeooo:rsid="00494876" officeooo:paragraph-rsid="00494876"/>
    </style:style>
    <style:style style:name="P7" style:family="paragraph" style:parent-style-name="Table_20_Contents">
      <style:text-properties officeooo:rsid="00382b7d" officeooo:paragraph-rsid="00382b7d"/>
    </style:style>
    <style:style style:name="P8" style:family="paragraph" style:parent-style-name="Table_20_Contents">
      <style:text-properties officeooo:paragraph-rsid="007c2079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1563in"/>
        </style:tab-stops>
      </style:paragraph-properties>
      <style:text-properties officeooo:rsid="007c2079" officeooo:paragraph-rsid="007c2079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0aafc1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rsid="008dc9c3" officeooo:paragraph-rsid="008dc9c3" style:font-size-asian="14pt" style:font-size-complex="14pt"/>
    </style:style>
    <style:style style:name="P12" style:family="paragraph" style:parent-style-name="Standard">
      <style:text-properties fo:font-size="8pt" officeooo:rsid="00882a9a" officeooo:paragraph-rsid="00882a9a" style:font-size-asian="7pt" style:font-size-complex="8pt"/>
    </style:style>
    <style:style style:name="P13" style:family="paragraph" style:parent-style-name="Standard">
      <style:text-properties fo:font-size="9pt" style:font-size-asian="7.84999990463257pt" style:font-size-complex="9pt"/>
    </style:style>
    <style:style style:name="P14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  <style:text-properties fo:font-size="18pt" officeooo:paragraph-rsid="00032271" style:font-size-asian="18pt" style:font-size-complex="18pt"/>
    </style:style>
    <style:style style:name="P15" style:family="paragraph" style:parent-style-name="Text_20_body" style:list-style-name="L2">
      <style:text-properties fo:font-size="9pt" officeooo:rsid="003ea264" officeooo:paragraph-rsid="003ea264" style:font-size-asian="7.84999990463257pt" style:font-size-complex="9pt"/>
    </style:style>
    <style:style style:name="P16" style:family="paragraph" style:parent-style-name="Heading_20_3">
      <style:text-properties fo:color="#4c4c4c" officeooo:paragraph-rsid="000aafc1"/>
    </style:style>
    <style:style style:name="P17" style:family="paragraph" style:parent-style-name="Heading_20_3">
      <style:text-properties fo:color="#4c4c4c" officeooo:rsid="006d6ec4" officeooo:paragraph-rsid="006d6ec4"/>
    </style:style>
    <style:style style:name="P18" style:family="paragraph" style:parent-style-name="Heading_20_3">
      <style:text-properties fo:color="#4c4c4c" officeooo:rsid="006f3c98" officeooo:paragraph-rsid="006f3c98"/>
    </style:style>
    <style:style style:name="P19" style:family="paragraph" style:parent-style-name="Heading_20_3">
      <style:text-properties fo:color="#4c4c4c" officeooo:rsid="00706b35" officeooo:paragraph-rsid="00706b35"/>
    </style:style>
    <style:style style:name="P20" style:family="paragraph" style:parent-style-name="Heading_20_3">
      <style:text-properties fo:color="#4c4c4c" officeooo:rsid="0027ee39" officeooo:paragraph-rsid="0027ee39"/>
    </style:style>
    <style:style style:name="P21" style:family="paragraph" style:parent-style-name="Heading_20_3">
      <style:text-properties fo:color="#4c4c4c" officeooo:rsid="00467862" officeooo:paragraph-rsid="00467862"/>
    </style:style>
    <style:style style:name="P22" style:family="paragraph" style:parent-style-name="Heading_20_3">
      <style:text-properties fo:color="#4c4c4c" officeooo:rsid="00467862" officeooo:paragraph-rsid="009f8f70"/>
    </style:style>
    <style:style style:name="P23" style:family="paragraph" style:parent-style-name="Heading_20_3">
      <style:text-properties fo:color="#4c4c4c" officeooo:rsid="007305fb" officeooo:paragraph-rsid="007305fb"/>
    </style:style>
    <style:style style:name="P24" style:family="paragraph" style:parent-style-name="Heading_20_3">
      <style:text-properties fo:color="#4c4c4c" officeooo:rsid="00746a97" officeooo:paragraph-rsid="00746a97"/>
    </style:style>
    <style:style style:name="P25" style:family="paragraph" style:parent-style-name="Heading_20_3">
      <style:text-properties fo:color="#4c4c4c" officeooo:rsid="007a26cc" officeooo:paragraph-rsid="007a26cc"/>
    </style:style>
    <style:style style:name="P26" style:family="paragraph" style:parent-style-name="Heading_20_3">
      <style:text-properties fo:color="#4c4c4c" officeooo:rsid="00382b7d" officeooo:paragraph-rsid="00382b7d"/>
    </style:style>
    <style:style style:name="P27" style:family="paragraph" style:parent-style-name="Heading_20_3">
      <style:text-properties fo:color="#4c4c4c" officeooo:rsid="003a206c" officeooo:paragraph-rsid="003a206c"/>
    </style:style>
    <style:style style:name="P28" style:family="paragraph" style:parent-style-name="Heading_20_3">
      <style:text-properties fo:color="#4c4c4c" officeooo:rsid="003ca687" officeooo:paragraph-rsid="003ca687"/>
    </style:style>
    <style:style style:name="P29" style:family="paragraph" style:parent-style-name="Heading_20_3">
      <style:text-properties fo:color="#4c4c4c" officeooo:rsid="003b67e9" officeooo:paragraph-rsid="003b67e9"/>
    </style:style>
    <style:style style:name="P30" style:family="paragraph" style:parent-style-name="Heading_20_3">
      <style:text-properties fo:color="#4c4c4c" officeooo:rsid="00530129" officeooo:paragraph-rsid="00530129"/>
    </style:style>
    <style:style style:name="P31" style:family="paragraph" style:parent-style-name="Heading_20_3">
      <style:text-properties fo:color="#4c4c4c" officeooo:rsid="00494876" officeooo:paragraph-rsid="00494876"/>
    </style:style>
    <style:style style:name="P32" style:family="paragraph" style:parent-style-name="Heading_20_3">
      <style:text-properties fo:color="#4c4c4c" officeooo:rsid="004808d2" officeooo:paragraph-rsid="004808d2"/>
    </style:style>
    <style:style style:name="P33" style:family="paragraph" style:parent-style-name="Heading_20_3">
      <style:text-properties fo:color="#4c4c4c" officeooo:rsid="007d652a" officeooo:paragraph-rsid="007d652a"/>
    </style:style>
    <style:style style:name="P34" style:family="paragraph" style:parent-style-name="Heading_20_3">
      <style:text-properties officeooo:rsid="009e6e59" officeooo:paragraph-rsid="009e6e59"/>
    </style:style>
    <style:style style:name="P35" style:family="paragraph" style:parent-style-name="Table_20_Contents" style:list-style-name="L1">
      <style:text-properties officeooo:rsid="003a206c" officeooo:paragraph-rsid="003a206c"/>
    </style:style>
    <style:style style:name="P36" style:family="paragraph" style:parent-style-name="Table_20_Contents">
      <style:text-properties officeooo:paragraph-rsid="0093faa7"/>
    </style:style>
    <style:style style:name="P37" style:family="paragraph" style:parent-style-name="Table_20_Contents">
      <style:text-properties officeooo:rsid="009e6e59" officeooo:paragraph-rsid="009e6e59"/>
    </style:style>
    <style:style style:name="P38" style:family="paragraph" style:parent-style-name="Heading_20_2">
      <style:text-properties fo:color="#333333" officeooo:paragraph-rsid="001dda82"/>
    </style:style>
    <style:style style:name="P39" style:family="paragraph" style:parent-style-name="Heading_20_2">
      <style:text-properties fo:color="#333333" officeooo:paragraph-rsid="001c9c1b"/>
    </style:style>
    <style:style style:name="P40" style:family="paragraph" style:parent-style-name="Heading_20_2">
      <style:text-properties fo:color="#333333" officeooo:paragraph-rsid="006c33c2"/>
    </style:style>
    <style:style style:name="P41" style:family="paragraph" style:parent-style-name="Heading_20_2">
      <style:text-properties fo:color="#333333" officeooo:paragraph-rsid="00382b7d"/>
    </style:style>
    <style:style style:name="P42" style:family="paragraph" style:parent-style-name="Heading_20_2">
      <style:text-properties fo:color="#333333" officeooo:paragraph-rsid="0046a8e3"/>
    </style:style>
    <style:style style:name="P43" style:family="paragraph" style:parent-style-name="Heading_20_2">
      <style:text-properties fo:color="#333333" officeooo:paragraph-rsid="004808d2"/>
    </style:style>
    <style:style style:name="P44" style:family="paragraph" style:parent-style-name="Heading_20_4">
      <style:text-properties officeooo:rsid="00776e8f" officeooo:paragraph-rsid="00749636"/>
    </style:style>
    <style:style style:name="P45" style:family="paragraph" style:parent-style-name="Heading_20_4">
      <style:text-properties officeooo:rsid="007a26cc" officeooo:paragraph-rsid="007a26cc"/>
    </style:style>
    <style:style style:name="P46" style:family="paragraph" style:parent-style-name="Heading_20_4">
      <style:text-properties officeooo:paragraph-rsid="00382b7d"/>
    </style:style>
    <style:style style:name="P47" style:family="paragraph" style:parent-style-name="Heading_20_4">
      <style:text-properties officeooo:rsid="003a206c" officeooo:paragraph-rsid="003a206c"/>
    </style:style>
    <style:style style:name="P48" style:family="paragraph" style:parent-style-name="Heading_20_4">
      <style:text-properties officeooo:rsid="003e4b2e" officeooo:paragraph-rsid="003e4b2e"/>
    </style:style>
    <style:style style:name="P49" style:family="paragraph" style:parent-style-name="Heading_20_4">
      <style:text-properties officeooo:rsid="003b67e9" officeooo:paragraph-rsid="003b67e9"/>
    </style:style>
    <style:style style:name="P50" style:family="paragraph" style:parent-style-name="Heading_20_1">
      <style:paragraph-properties fo:margin-top="0in" fo:margin-bottom="0in" loext:contextual-spacing="false" fo:text-align="start" style:justify-single-word="false"/>
      <style:text-properties fo:color="#4c4c4c" officeooo:paragraph-rsid="008dc9c3"/>
    </style:style>
    <style:style style:name="T1" style:family="text">
      <style:text-properties officeooo:rsid="001132c9"/>
    </style:style>
    <style:style style:name="T2" style:family="text">
      <style:text-properties officeooo:rsid="0032f8da"/>
    </style:style>
    <style:style style:name="T3" style:family="text">
      <style:text-properties officeooo:rsid="0037c404"/>
    </style:style>
    <style:style style:name="T4" style:family="text">
      <style:text-properties officeooo:rsid="00382b7d"/>
    </style:style>
    <style:style style:name="T5" style:family="text">
      <style:text-properties officeooo:rsid="004808d2"/>
    </style:style>
    <style:style style:name="T6" style:family="text">
      <style:text-properties officeooo:rsid="004f180b"/>
    </style:style>
    <style:style style:name="T7" style:family="text">
      <style:text-properties officeooo:rsid="0058de0e"/>
    </style:style>
    <style:style style:name="T8" style:family="text">
      <style:text-properties officeooo:rsid="005ca7f6"/>
    </style:style>
    <style:style style:name="T9" style:family="text">
      <style:text-properties officeooo:rsid="005e1cda"/>
    </style:style>
    <style:style style:name="T10" style:family="text">
      <style:text-properties officeooo:rsid="006177a1"/>
    </style:style>
    <style:style style:name="T11" style:family="text">
      <style:text-properties officeooo:rsid="002f3bba"/>
    </style:style>
    <style:style style:name="T12" style:family="text">
      <style:text-properties officeooo:rsid="006c33c2"/>
    </style:style>
    <style:style style:name="T13" style:family="text">
      <style:text-properties officeooo:rsid="00749636"/>
    </style:style>
    <style:style style:name="T14" style:family="text">
      <style:text-properties officeooo:rsid="0048aef7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8dc9c3" style:font-size-asian="14pt" style:font-size-complex="14pt"/>
    </style:style>
    <style:style style:name="T17" style:family="text">
      <style:text-properties fo:font-weight="bold" officeooo:rsid="00032271" style:font-weight-asian="bold"/>
    </style:style>
    <style:style style:name="T18" style:family="text">
      <style:text-properties fo:font-weight="bold" officeooo:rsid="00051a23" style:font-weight-asian="bold"/>
    </style:style>
    <style:style style:name="T19" style:family="text">
      <style:text-properties officeooo:rsid="008b0155"/>
    </style:style>
    <style:style style:name="T20" style:family="text">
      <style:text-properties officeooo:rsid="008f69a1"/>
    </style:style>
    <style:style style:name="T21" style:family="text">
      <style:text-properties fo:font-weight="normal" officeooo:rsid="0089fdd7" style:font-weight-asian="normal" style:font-weight-complex="normal"/>
    </style:style>
    <style:style style:name="T22" style:family="text">
      <style:text-properties officeooo:rsid="009a42bc"/>
    </style:style>
    <style:style style:name="T23" style:family="text">
      <style:text-properties officeooo:rsid="00486757"/>
    </style:style>
    <style:style style:name="T24" style:family="text">
      <style:text-properties fo:color="#4c4c4c"/>
    </style:style>
    <style:style style:name="T25" style:family="text">
      <style:text-properties fo:color="#4c4c4c" officeooo:rsid="006d6ec4"/>
    </style:style>
    <style:style style:name="T26" style:family="text">
      <style:text-properties officeooo:rsid="009f8f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7">Waruna Oshan Wisump</text:span><text:span text:style-name="T18">eruma</text:span></text:p>
      <text:h text:style-name="P50" text:outline-level="1"><text:span text:style-name="T15">Junior Software Enginee</text:span><text:span text:style-name="T16">r</text:span></text:h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38" text:outline-level="2">+ CONTACT</text:h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16" text:outline-level="3">Address</text:h>
          </table:table-cell>
          <table:table-cell table:style-name="Table1.A1" table:number-columns-spanned="2" office:value-type="string">
            <text:p text:style-name="P2">Bogahagoda watte, Kapuhempala, Galle</text:p>
          </table:table-cell>
          <table:covered-table-cell/>
        </table:table-row>
        <table:table-row>
          <table:table-cell table:style-name="Table1.A1" office:value-type="string">
            <text:h text:style-name="P16" text:outline-level="3">Telephone</text:h>
          </table:table-cell>
          <table:table-cell table:style-name="Table1.A1" office:value-type="string">
            <text:p text:style-name="P1"><draw:frame draw:style-name="fr1" draw:name="graphics2" text:anchor-type="paragraph" svg:width="0.2173in" svg:height="0.2173in" draw:z-index="0"><draw:image xlink:href="Pictures/100002010000008000000080B7D8BABC.png" xlink:type="simple" xlink:show="embed" xlink:actuate="onLoad"/></draw:frame></text:p>
          </table:table-cell>
          <table:table-cell table:style-name="Table1.A1" office:value-type="string">
            <text:p text:style-name="P3">077 2189584</text:p>
          </table:table-cell>
        </table:table-row>
        <table:table-row>
          <table:table-cell table:style-name="Table1.A1" office:value-type="string">
            <text:h text:style-name="P16" text:outline-level="3">Email</text:h>
          </table:table-cell>
          <table:table-cell table:style-name="Table1.A1" office:value-type="string">
            <text:p text:style-name="P1"><draw:frame draw:style-name="fr1" draw:name="graphics3" text:anchor-type="paragraph" svg:width="0.2201in" svg:height="0.2201in" draw:z-index="1"><draw:image xlink:href="Pictures/100002010000008000000080F5137F19.png" xlink:type="simple" xlink:show="embed" xlink:actuate="onLoad"/></draw:frame></text:p>
          </table:table-cell>
          <table:table-cell table:style-name="Table1.A1" office:value-type="string">
            <text:p text:style-name="P4">warunaoshan@gmail.com</text:p>
          </table:table-cell>
        </table:table-row>
        <table:table-row>
          <table:table-cell table:style-name="Table1.A1" office:value-type="string">
            <text:h text:style-name="P16" text:outline-level="3">Date of birth</text:h>
          </table:table-cell>
          <table:table-cell table:style-name="Table1.A1" table:number-columns-spanned="2" office:value-type="string">
            <text:p text:style-name="P1"><text:span text:style-name="T1">August</text:span> <text:span text:style-name="T1">05</text:span>, 199<text:span text:style-name="T1">1 (24 Yrs)</text:span></text:p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39" text:outline-level="2">+ IT SKILLS</text:h>
          </table:table-cell>
          <table:covered-table-cell/>
        </table:table-row>
        <table:table-row>
          <table:table-cell table:style-name="Table2.A1" office:value-type="string">
            <text:h text:style-name="P17" text:outline-level="3">Java</text:h>
          </table:table-cell>
          <table:table-cell table:style-name="Table2.A1" office:value-type="string">
            <text:p text:style-name="Table_20_Contents">Java SE, Java EE</text:p>
          </table:table-cell>
        </table:table-row>
        <table:table-row>
          <table:table-cell table:style-name="Table2.A1" office:value-type="string">
            <text:h text:style-name="P18" text:outline-level="3">PHP</text:h>
          </table:table-cell>
          <table:table-cell table:style-name="Table2.A1" office:value-type="string">
            <text:p text:style-name="Table_20_Contents"><text:span text:style-name="T11">Laravel, Doctrine ORM, </text:span><text:span text:style-name="T21">PHPUnit</text:span></text:p>
          </table:table-cell>
        </table:table-row>
        <table:table-row>
          <table:table-cell table:style-name="Table2.A1" office:value-type="string">
            <text:h text:style-name="P19" text:outline-level="3">JavaScript</text:h>
          </table:table-cell>
          <table:table-cell table:style-name="Table2.A1" office:value-type="string">
            <text:p text:style-name="Table_20_Contents">Backbone JS, Require JS</text:p>
          </table:table-cell>
        </table:table-row>
        <table:table-row>
          <table:table-cell table:style-name="Table2.A1" office:value-type="string">
            <text:h text:style-name="P20" text:outline-level="3">Database</text:h>
          </table:table-cell>
          <table:table-cell table:style-name="Table2.A1" office:value-type="string">
            <text:p text:style-name="Table_20_Contents">MySQL, <text:span text:style-name="T20">Redis</text:span></text:p>
          </table:table-cell>
        </table:table-row>
        <table:table-row>
          <table:table-cell table:style-name="Table2.A1" office:value-type="string">
            <text:h text:style-name="P21" text:outline-level="3">Revision control</text:h>
          </table:table-cell>
          <table:table-cell table:style-name="Table2.A1" office:value-type="string">
            <text:p text:style-name="Table_20_Contents">Git</text:p>
          </table:table-cell>
        </table:table-row>
        <table:table-row>
          <table:table-cell table:style-name="Table2.A1" office:value-type="string">
            <text:h text:style-name="P22" text:outline-level="3"><text:span text:style-name="T26">Design</text:span></text:h>
          </table:table-cell>
          <table:table-cell table:style-name="Table2.A1" office:value-type="string">
            <text:p text:style-name="P36"><text:span text:style-name="T2">OOP, </text:span>MVC, <text:span text:style-name="T3">HMVC</text:span></text:p>
          </table:table-cell>
        </table:table-row>
        <table:table-row>
          <table:table-cell table:style-name="Table2.A1" office:value-type="string">
            <text:h text:style-name="P34" text:outline-level="3"><text:span text:style-name="T24">REST</text:span></text:h>
          </table:table-cell>
          <table:table-cell table:style-name="Table2.A1" office:value-type="string">
            <text:p text:style-name="P37">Swagger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h text:style-name="P40" text:outline-level="2"><text:span text:style-name="T22">+</text:span> <text:span text:style-name="T12">Java Projects</text:span></text:h>
          </table:table-cell>
          <table:covered-table-cell/>
        </table:table-row>
        <table:table-row>
          <table:table-cell table:style-name="Table7.A1" office:value-type="string">
            <text:h text:style-name="P23" text:outline-level="3">Blood Bank Administration</text:h>
          </table:table-cell>
          <table:table-cell table:style-name="Table7.A1" office:value-type="string">
            <text:h text:style-name="Heading_20_4" text:outline-level="4"><text:a xlink:type="simple" xlink:href="http://sourceforge.net/projects/jbloodbank/" text:style-name="Internet_20_link" text:visited-style-name="Visited_20_Internet_20_Link"><text:span text:style-name="T19">Java Fx, Java RMI, Observation, Reservation, MVC</text:span></text:a></text:h>
          </table:table-cell>
        </table:table-row>
        <table:table-row table:style-name="Table7.3">
          <table:table-cell table:style-name="Table7.A1" office:value-type="string">
            <text:h text:style-name="P24" text:outline-level="3">Linux Task Manager</text:h>
          </table:table-cell>
          <table:table-cell table:style-name="Table7.A1" office:value-type="string">
            <text:h text:style-name="P44" text:outline-level="4"><text:a xlink:type="simple" xlink:href="http://sourceforge.net/projects/ltm/" text:style-name="Internet_20_link" text:visited-style-name="Visited_20_Internet_20_Link"><text:span text:style-name="T13">Java SE, Jfreechart</text:span></text:a></text:h>
          </table:table-cell>
        </table:table-row>
        <table:table-row table:style-name="Table7.3">
          <table:table-cell table:style-name="Table7.A1" office:value-type="string">
            <text:h text:style-name="P25" text:outline-level="3">Java IDE</text:h>
          </table:table-cell>
          <table:table-cell table:style-name="Table7.A1" office:value-type="string">
            <text:h text:style-name="P45" text:outline-level="4"><text:a xlink:type="simple" xlink:href="http://github.com/oshanz/simple-java-ide" text:style-name="Internet_20_link" text:visited-style-name="Visited_20_Internet_20_Link">Java SE</text:a></text:h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41" text:outline-level="2">+ EDUCATION</text:h>
          </table:table-cell>
          <table:covered-table-cell/>
        </table:table-row>
        <table:table-row>
          <table:table-cell table:style-name="Table4.A1" office:value-type="string">
            <text:h text:style-name="P26" text:outline-level="3">UCSC</text:h>
          </table:table-cell>
          <table:table-cell table:style-name="Table4.A1" office:value-type="string">
            <text:h text:style-name="P46" text:outline-level="4"><text:a xlink:type="simple" xlink:href="http://bit.lk/" text:style-name="Internet_20_link" text:visited-style-name="Visited_20_Internet_20_Link"><text:span text:style-name="T4">University of Colombo School of Computing</text:span></text:a><text:span text:style-name="T4"> </text:span></text:h>
            <text:p text:style-name="P7">Bachelor of Information Technology, 2017</text:p>
          </table:table-cell>
        </table:table-row>
        <table:table-row>
          <table:table-cell table:style-name="Table4.A1" office:value-type="string">
            <text:h text:style-name="P27" text:outline-level="3">IJSE</text:h>
          </table:table-cell>
          <table:table-cell table:style-name="Table4.A1" office:value-type="string">
            <text:h text:style-name="P47" text:outline-level="4"><text:a xlink:type="simple" xlink:href="http://ijse.lk/" text:style-name="Internet_20_link" text:visited-style-name="Visited_20_Internet_20_Link">Institute of java &amp; Software Engineering</text:a></text:h>
            <text:list xml:id="list4320266339731141493" text:style-name="L1">
              <text:list-item>
                <text:p text:style-name="P35">Comprehensive Master Java Developer <text:span text:style-name="T10">(Java SE)</text:span></text:p>
              </text:list-item>
              <text:list-item>
                <text:p text:style-name="P35">Advanced Business Solution Developer <text:span text:style-name="T10">(Java EE)</text:span></text:p>
              </text:list-item>
            </text:list>
          </table:table-cell>
        </table:table-row>
        <table:table-row>
          <table:table-cell table:style-name="Table4.A1" office:value-type="string">
            <text:h text:style-name="P28" text:outline-level="3">Pace Institute</text:h>
          </table:table-cell>
          <table:table-cell table:style-name="Table4.A1" office:value-type="string">
            <text:h text:style-name="P48" text:outline-level="4"><text:a xlink:type="simple" xlink:href="http://www.paceinstitute.lk/" text:style-name="Internet_20_link" text:visited-style-name="Visited_20_Internet_20_Link">Professional Academic &amp; Cognitive Excellence</text:a> </text:h>
            <text:list xml:id="list5449363419688023551" text:style-name="L2">
              <text:list-item>
                <text:p text:style-name="P15">Red Hat Certified System Administrator</text:p>
              </text:list-item>
            </text:list>
          </table:table-cell>
        </table:table-row>
        <table:table-row>
          <table:table-cell table:style-name="Table4.A1" office:value-type="string">
            <text:h text:style-name="P29" text:outline-level="3">School</text:h>
          </table:table-cell>
          <table:table-cell table:style-name="Table4.A1" office:value-type="string">
            <text:h text:style-name="P49" text:outline-level="4"><text:a xlink:type="simple" xlink:href="http://mahindacollege.lk/" text:style-name="Internet_20_link" text:visited-style-name="Visited_20_Internet_20_Link">Mahinda College</text:a></text:h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42" text:outline-level="2">+ EXPERIENCES</text:h>
          </table:table-cell>
          <table:covered-table-cell/>
        </table:table-row>
        <table:table-row>
          <table:table-cell table:style-name="Table5.A1" office:value-type="string">
            <text:h text:style-name="P30" text:outline-level="3"><text:span text:style-name="T9">PHP</text:span> <text:span text:style-name="T9">Developer</text:span></text:h>
          </table:table-cell>
          <table:table-cell table:style-name="Table5.A1" office:value-type="string">
            <text:p text:style-name="P6"><text:a xlink:type="simple" xlink:href="http://ceylonlinux.com/" text:style-name="Internet_20_link" text:visited-style-name="Visited_20_Internet_20_Link">Ceylon Linux</text:a> <text:span text:style-name="T6">1 year - SFA Applications</text:span></text:p>
          </table:table-cell>
        </table:table-row>
        <table:table-row>
          <table:table-cell table:style-name="Table5.A1" office:value-type="string">
            <text:h text:style-name="P31" text:outline-level="3"><text:span text:style-name="T9">PHP</text:span> Developer</text:h>
          </table:table-cell>
          <table:table-cell table:style-name="Table5.A1" office:value-type="string">
            <text:p text:style-name="P6"><text:a xlink:type="simple" xlink:href="http://emerge.lk/" text:style-name="Internet_20_link" text:visited-style-name="Visited_20_Internet_20_Link"><text:span text:style-name="T8">Emerge</text:span></text:a><text:span text:style-name="T8"> 6 months – present</text:span>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3" text:outline-level="2">+ <text:span text:style-name="T5">Extra Activities</text:span></text:h>
          </table:table-cell>
          <table:covered-table-cell/>
        </table:table-row>
        <table:table-row>
          <table:table-cell table:style-name="Table6.A1" office:value-type="string">
            <text:h text:style-name="P32" text:outline-level="3">Open Source Contribu<text:span text:style-name="T7">tion</text:span></text:h>
          </table:table-cell>
          <table:table-cell table:style-name="Table6.A1" office:value-type="string">
            <text:p text:style-name="P5"><text:a xlink:type="simple" xlink:href="http://github.com/oshanz" text:style-name="Internet_20_link" text:visited-style-name="Visited_20_Internet_20_Link">Github</text:a>, <text:a xlink:type="simple" xlink:href="http://sourceforge.net/u/gnu2all/profile/" text:style-name="Internet_20_link" text:visited-style-name="Visited_20_Internet_20_Link"><text:span text:style-name="T14">Sourceforge</text:span></text:a></text:p>
          </table:table-cell>
        </table:table-row>
        <table:table-row>
          <table:table-cell table:style-name="Table6.A1" office:value-type="string">
            <text:h text:style-name="P33" text:outline-level="3">Web</text:h>
          </table:table-cell>
          <table:table-cell table:style-name="Table6.A1" office:value-type="string">
            <text:p text:style-name="P8"><text:a xlink:type="simple" xlink:href="http://oz-dev.blogspot.com/" text:style-name="Internet_20_link" text:visited-style-name="Visited_20_Internet_20_Link"><text:span text:style-name="T23">oz-dev.blogspot.com</text:span></text:a><text:span text:style-name="T23">, </text:span><text:a xlink:type="simple" xlink:href="https://www.linkedin.com/in/oshanz" text:style-name="Internet_20_link" text:visited-style-name="Visited_20_Internet_20_Link"><text:span text:style-name="T23">linkedin</text:span></text:a><text:span text:style-name="T23">, </text:span><text:a xlink:type="simple" xlink:href="https://careers.stackoverflow.com/oshanz" text:style-name="Internet_20_link" text:visited-style-name="Visited_20_Internet_20_Link"><text:span text:style-name="T23">stackoverflow</text:span></text:a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45:00</meta:creation-date>
    <meta:initial-creator>Supun Lakshan Dissanayake</meta:initial-creator>
    <dc:language>en-AU</dc:language>
    <dc:creator>Oz </dc:creator>
    <dc:date>2015-11-04T22:09:58.847620497</dc:date>
    <meta:editing-cycles>175</meta:editing-cycles>
    <meta:editing-duration>PT3H58M32S</meta:editing-duration>
    <meta:generator>LibreOffice/4.3.2.2$Linux_X86_64 LibreOffice_project/430m0$Build-2</meta:generator>
    <meta:document-statistic meta:table-count="7" meta:image-count="2" meta:object-count="0" meta:page-count="2" meta:paragraph-count="56" meta:word-count="159" meta:character-count="1053" meta:non-whitespace-character-count="950"/>
    <meta:template xlink:type="simple" xlink:actuate="onRequest" xlink:title="Normal" xlink:href=""/>
  </office:meta>
</office:document-meta>
</file>